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L.p.</text:p>
          </table:table-cell>
          <table:table-cell office:value-type="string">
            <text:p>priorytet</text:p>
          </table:table-cell>
          <table:table-cell office:value-type="string">
            <text:p>Nazwa</text:p>
          </table:table-cell>
          <table:table-cell office:value-type="string">
            <text:p>Dane wejściowe</text:p>
          </table:table-cell>
          <table:table-cell office:value-type="string">
            <text:p>Warunki wstępne</text:p>
          </table:table-cell>
          <table:table-cell office:value-type="string">
            <text:p>Kroki wykonania</text:p>
          </table:table-cell>
          <table:table-cell office:value-type="string">
            <text:p>Oczekiwany rezultat</text:p>
          </table:table-cell>
        </table:table-row>
        <table:table-row table:style-name="ro2">
          <table:table-cell table:style-name="ce1" office:value-type="string">
            <text:p>1 1</text:p>
          </table:table-cell>
          <table:table-cell office:value-type="float" office:value="1">
            <text:p>1</text:p>
          </table:table-cell>
          <table:table-cell office:value-type="string">
            <text:p>Navigate to job </text:p>
            <text:p>Listing page</text:p>
          </table:table-cell>
          <table:table-cell office:value-type="string">
            <text:p>no</text:p>
          </table:table-cell>
          <table:table-cell office:value-type="string">
            <text:p>Uruchomione</text:p>
            <text:p><text:s/>2md.pl</text:p>
          </table:table-cell>
          <table:table-cell office:value-type="string">
            <text:p>1. Kliknięcie na</text:p>
            <text:p><text:s/>Careers</text:p>
          </table:table-cell>
          <table:table-cell office:value-type="string">
            <text:p>All opened positions </text:p>
            <text:p>Listed</text:p>
          </table:table-cell>
        </table:table-row>
        <table:table-row table:style-name="ro2">
          <table:table-cell office:value-type="string">
            <text:p>1 2</text:p>
          </table:table-cell>
          <table:table-cell office:value-type="float" office:value="1">
            <text:p>1</text:p>
          </table:table-cell>
          <table:table-cell office:value-type="string">
            <text:p>Select job offer</text:p>
          </table:table-cell>
          <table:table-cell office:value-type="string">
            <text:p>no</text:p>
          </table:table-cell>
          <table:table-cell office:value-type="string">
            <text:p>Opened page with job offers</text:p>
            <text:p><text:s/>And there are some job offers</text:p>
          </table:table-cell>
          <table:table-cell office:value-type="string">
            <text:p>Click on See more</text:p>
            <text:p><text:s/>next to job offer</text:p>
          </table:table-cell>
          <table:table-cell office:value-type="string">
            <text:p>Detailed view of the job</text:p>
            <text:p><text:s/>Offer can be seen</text:p>
          </table:table-cell>
        </table:table-row>
        <table:table-row table:style-name="ro2">
          <table:table-cell office:value-type="string">
            <text:p>1 3</text:p>
          </table:table-cell>
          <table:table-cell office:value-type="float" office:value="1">
            <text:p>1</text:p>
          </table:table-cell>
          <table:table-cell office:value-type="string">
            <text:p>Job description</text:p>
          </table:table-cell>
          <table:table-cell office:value-type="string">
            <text:p>no</text:p>
          </table:table-cell>
          <table:table-cell office:value-type="string">
            <text:p>Opened page with job offers</text:p>
            <text:p><text:s/>And there are some job offers</text:p>
          </table:table-cell>
          <table:table-cell office:value-type="string">
            <text:p>Click on See more</text:p>
            <text:p><text:s/>next to job offer</text:p>
          </table:table-cell>
          <table:table-cell office:value-type="string">
            <text:p>Detailed view of the job</text:p>
            <text:p><text:s/>Offer can be seen</text:p>
          </table:table-cell>
        </table:table-row>
        <table:table-row table:style-name="ro2">
          <table:table-cell office:value-type="string">
            <text:p>2 1</text:p>
          </table:table-cell>
          <table:table-cell office:value-type="float" office:value="1">
            <text:p>1</text:p>
          </table:table-cell>
          <table:table-cell office:value-type="string">
            <text:p>job offer select</text:p>
          </table:table-cell>
          <table:table-cell office:value-type="string">
            <text:p>no</text:p>
          </table:table-cell>
          <table:table-cell office:value-type="string">
            <text:p>Opened page with job offers</text:p>
            <text:p><text:s/>And there are some job offers</text:p>
          </table:table-cell>
          <table:table-cell office:value-type="string">
            <text:p>Click on See more</text:p>
            <text:p><text:s/>next to job offer</text:p>
          </table:table-cell>
          <table:table-cell office:value-type="string">
            <text:p>Detailed view of the job</text:p>
            <text:p><text:s/>Offer can be seen</text:p>
          </table:table-cell>
        </table:table-row>
        <table:table-row table:style-name="ro3">
          <table:table-cell office:value-type="string">
            <text:p>2 2</text:p>
          </table:table-cell>
          <table:table-cell office:value-type="float" office:value="1">
            <text:p>1</text:p>
          </table:table-cell>
          <table:table-cell office:value-type="string">
            <text:p>Leave contact</text:p>
            <text:p><text:s/>Info</text:p>
          </table:table-cell>
          <table:table-cell office:value-type="string">
            <text:p>first name, </text:p>
            <text:p>last name, </text:p>
            <text:p>Email address,</text:p>
            <text:p>Phone number</text:p>
          </table:table-cell>
          <table:table-cell office:value-type="string">
            <text:p>Opened page with job </text:p>
            <text:p>Description</text:p>
          </table:table-cell>
          <table:table-cell office:value-type="string">
            <text:p>1. Click on the</text:p>
            <text:p><text:s/>Apply online</text:p>
            <text:p>2. Write first and last name</text:p>
            <text:p>Email address, phone nr</text:p>
            <text:p>3. Check the GDPR</text:p>
            <text:p>4. Click Send application</text:p>
          </table:table-cell>
          <table:table-cell office:value-type="string">
            <text:p>Data are saved</text:p>
          </table:table-cell>
        </table:table-row>
        <table:table-row table:style-name="ro4">
          <table:table-cell office:value-type="string">
            <text:p>2 3</text:p>
          </table:table-cell>
          <table:table-cell office:value-type="float" office:value="2">
            <text:p>2</text:p>
          </table:table-cell>
          <table:table-cell office:value-type="string">
            <text:p>Leave comments</text:p>
          </table:table-cell>
          <table:table-cell office:value-type="string">
            <text:p>first name, </text:p>
            <text:p>last name, </text:p>
            <text:p>Email address,</text:p>
            <text:p>Phone number</text:p>
          </table:table-cell>
          <table:table-cell office:value-type="string">
            <text:p>Opened page with job </text:p>
            <text:p>Description</text:p>
          </table:table-cell>
          <table:table-cell office:value-type="string">
            <text:p>1. Click on the apply online</text:p>
            <text:p>2. Write all nessesery data</text:p>
            <text:p>3. Write additional comments</text:p>
            <text:p>4. Check the GDPR</text:p>
            <text:p>5. Click Send application</text:p>
          </table:table-cell>
          <table:table-cell office:value-type="string">
            <text:p>Data are saved</text:p>
          </table:table-cell>
        </table:table-row>
        <table:table-row table:style-name="ro5">
          <table:table-cell office:value-type="string">
            <text:p>2 4</text:p>
          </table:table-cell>
          <table:table-cell office:value-type="float" office:value="1">
            <text:p>1</text:p>
          </table:table-cell>
          <table:table-cell office:value-type="string">
            <text:p>attach CV</text:p>
          </table:table-cell>
          <table:table-cell office:value-type="string">
            <text:p>CV prepared</text:p>
            <text:p>first name, </text:p>
            <text:p>last name, </text:p>
            <text:p>Email address,</text:p>
            <text:p>Phone number</text:p>
          </table:table-cell>
          <table:table-cell office:value-type="string">
            <text:p>Opened page with job </text:p>
            <text:p>Description</text:p>
          </table:table-cell>
          <table:table-cell office:value-type="string">
            <text:p>1. Click on the apply online</text:p>
            <text:p>2. Write all nessesery data</text:p>
            <text:p>3. Write additional comments</text:p>
            <text:p>4. Check the GDPR</text:p>
            <text:p>5. Click on Upload CV and</text:p>
            <text:p><text:s/>Upload CV in a common format</text:p>
            <text:p>6. Click Send application</text:p>
          </table:table-cell>
          <table:table-cell office:value-type="string">
            <text:p>Data are saved</text:p>
          </table:table-cell>
        </table:table-row>
        <table:table-row table:style-name="ro6">
          <table:table-cell office:value-type="string">
            <text:p>2 5</text:p>
          </table:table-cell>
          <table:table-cell office:value-type="float" office:value="1">
            <text:p>1</text:p>
          </table:table-cell>
          <table:table-cell office:value-type="string">
            <text:p>clear indication </text:p>
            <text:p>About required</text:p>
            <text:p>Information</text:p>
          </table:table-cell>
          <table:table-cell office:value-type="string">
            <text:p>no</text:p>
          </table:table-cell>
          <table:table-cell office:value-type="string">
            <text:p>Opened page with job </text:p>
            <text:p>Description</text:p>
          </table:table-cell>
          <table:table-cell office:value-type="string">
            <text:p><text:s/>Click on the Apply online</text:p>
            <text:p/>
          </table:table-cell>
          <table:table-cell office:value-type="string">
            <text:p>Next to every required information there is an asterisk</text:p>
          </table:table-cell>
        </table:table-row>
        <table:table-row table:style-name="ro6">
          <table:table-cell office:value-type="string">
            <text:p>2 6</text:p>
          </table:table-cell>
          <table:table-cell office:value-type="float" office:value="1">
            <text:p>1</text:p>
          </table:table-cell>
          <table:table-cell office:value-type="string">
            <text:p>Entered</text:p>
            <text:p>Information</text:p>
            <text:p><text:s/>Validated</text:p>
          </table:table-cell>
          <table:table-cell office:value-type="string">
            <text:p>email address,</text:p>
            <text:p>Phone number</text:p>
          </table:table-cell>
          <table:table-cell office:value-type="string">
            <text:p>Opened page with job </text:p>
            <text:p>Description</text:p>
          </table:table-cell>
          <table:table-cell office:value-type="string">
            <text:p><text:s/>Click on the Apply online</text:p>
            <text:p/>
          </table:table-cell>
          <table:table-cell office:value-type="string">
            <text:p>Next to every position which doesn't meet formal requirements there is an information about it</text:p>
          </table:table-cell>
        </table:table-row>
        <table:table-row table:style-name="ro4">
          <table:table-cell office:value-type="string">
            <text:p>2 7</text:p>
          </table:table-cell>
          <table:table-cell office:value-type="float" office:value="1">
            <text:p>1</text:p>
          </table:table-cell>
          <table:table-cell office:value-type="string">
            <text:p>Informationg </text:p>
            <text:p>missing or </text:p>
            <text:p>requirements </text:p>
            <text:p>not met <text:s/></text:p>
          </table:table-cell>
          <table:table-cell office:value-type="string">
            <text:p>CV prepared</text:p>
            <text:p>first name, </text:p>
            <text:p>last name, </text:p>
            <text:p>Email address,</text:p>
            <text:p>Phone number</text:p>
          </table:table-cell>
          <table:table-cell office:value-type="string">
            <text:p>Opened page with job </text:p>
            <text:p>Description</text:p>
          </table:table-cell>
          <table:table-cell office:value-type="string">
            <text:p><text:s/>Click on the Apply online</text:p>
            <text:p/>
          </table:table-cell>
          <table:table-cell office:value-type="string">
            <text:p>Next to every position which doesn't meet formal requirements or is missing there is an information about it</text:p>
          </table:table-cell>
        </table:table-row>
        <table:table-row table:style-name="ro2">
          <table:table-cell office:value-type="string">
            <text:p>3 1</text:p>
          </table:table-cell>
          <table:table-cell office:value-type="float" office:value="1">
            <text:p>1</text:p>
          </table:table-cell>
          <table:table-cell office:value-type="string">
            <text:p>email confirmation</text:p>
            <text:p>Of the application</text:p>
          </table:table-cell>
          <table:table-cell office:value-type="string">
            <text:p>no</text:p>
          </table:table-cell>
          <table:table-cell office:value-type="string">
            <text:p>Online application done</text:p>
          </table:table-cell>
          <table:table-cell office:value-type="string">
            <text:p>no</text:p>
          </table:table-cell>
          <table:table-cell office:value-type="string">
            <text:p>Email confiirmmation received</text:p>
          </table:table-cell>
        </table:table-row>
        <table:table-row table:style-name="ro1">
          <table:table-cell office:value-type="string">
            <text:p>3 2</text:p>
          </table:table-cell>
          <table:table-cell office:value-type="float" office:value="1">
            <text:p>1</text:p>
          </table:table-cell>
          <table:table-cell office:value-type="string">
            <text:p>Form submission</text:p>
          </table:table-cell>
          <table:table-cell office:value-type="string">
            <text:p>no</text:p>
          </table:table-cell>
          <table:table-cell office:value-type="string">
            <text:p>Online application done</text:p>
          </table:table-cell>
          <table:table-cell office:value-type="string">
            <text:p>no</text:p>
          </table:table-cell>
          <table:table-cell office:value-type="string">
            <text:p>Form submission received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1 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1 2 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1 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2 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2 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2 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2 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2 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 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2 7</text:p>
          </table:table-cell>
          <table:table-cell office:value-type="string">
            <text:p>0?</text:p>
          </table:table-cell>
          <table:table-cell table:number-columns-repeated="5"/>
        </table:table-row>
        <table:table-row table:style-name="ro1">
          <table:table-cell office:value-type="string">
            <text:p>3 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3 2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9">29.08.2021</text:date>, <text:time>11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H32M15S</meta:editing-duration>
    <meta:editing-cycles>4</meta:editing-cycles>
    <meta:generator>OpenOffice/4.1.10$Win32 OpenOffice.org_project/4110m2$Build-9807</meta:generator>
    <dc:date>2021-08-29T11:31:16.56</dc:date>
    <meta:document-statistic meta:table-count="3" meta:cell-count="115" meta:object-count="0"/>
    <meta:user-defined meta:name="Info 1"/>
    <meta:user-defined meta:name="Info 2"/>
    <meta:user-defined meta:name="Info 3"/>
    <meta:user-defined meta:name="Info 4"/>
  </office:meta>
</office:document-meta>
</file>